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4d10" officeooo:paragraph-rsid="001a4d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 for cloudformation :</text:p>
      <text:p text:style-name="P1"/>
      <text:p text:style-name="P1">{</text:p>
      <text:p text:style-name="P1"><text:s text:c="2"/>"AWSTemplateFormatVersion" : "2010-09-09",</text:p>
      <text:p text:style-name="P1"><text:s text:c="2"/>"Description" : "AWS CloudFormation Sample Template VPC_with_PublicIPs_And_DNS: Sample template that creates a VPC with DNS and public IPs enabled. Note that you are billed for the AWS resources that you use when you create a stack from this template.",</text:p>
      <text:p text:style-name="P1"><text:s text:c="2"/>"Parameters": {</text:p>
      <text:p text:style-name="P1"><text:s text:c="4"/>"KeyPair": {</text:p>
      <text:p text:style-name="P1"><text:s text:c="6"/>"Description": "Name of the keypair to use for SSH access",</text:p>
      <text:p text:style-name="P1"><text:s text:c="6"/>"Type": "String"</text:p>
      <text:p text:style-name="P1"><text:s text:c="6"/>}</text:p>
      <text:p text:style-name="P1"><text:s text:c="2"/>},</text:p>
      <text:p text:style-name="P1"/>
      <text:p text:style-name="P1"><text:s text:c="2"/>"Resources" : {</text:p>
      <text:p text:style-name="P1"><text:s text:c="4"/>"VPC" : {</text:p>
      <text:p text:style-name="P1"><text:s text:c="6"/>"Type" : "AWS::EC2::VPC",</text:p>
      <text:p text:style-name="P1"><text:s text:c="6"/>"Properties" : {</text:p>
      <text:p text:style-name="P1"><text:s text:c="8"/>"EnableDnsSupport" : "true",</text:p>
      <text:p text:style-name="P1"><text:s text:c="8"/>"EnableDnsHostnames" : "true",</text:p>
      <text:p text:style-name="P1"><text:s text:c="8"/>"CidrBlock" : "10.0.0.0/16"</text:p>
      <text:p text:style-name="P1"><text:s text:c="6"/>}</text:p>
      <text:p text:style-name="P1"><text:s text:c="4"/>},</text:p>
      <text:p text:style-name="P1"><text:s text:c="4"/>"PublicSubnet" : {</text:p>
      <text:p text:style-name="P1"><text:s text:c="6"/>"Type" : "AWS::EC2::Subnet",</text:p>
      <text:p text:style-name="P1"><text:s text:c="6"/>"Properties" : {</text:p>
      <text:p text:style-name="P1"><text:s text:c="8"/>"VpcId" : { "Ref" : "VPC" },</text:p>
      <text:p text:style-name="P1"><text:s text:c="8"/>"CidrBlock" : "10.0.0.0/24"</text:p>
      <text:p text:style-name="P1"><text:s text:c="6"/>}</text:p>
      <text:p text:style-name="P1"><text:s text:c="4"/>},</text:p>
      <text:p text:style-name="P1"><text:s text:c="4"/>"InternetGateway" : {</text:p>
      <text:p text:style-name="P1"><text:s text:c="6"/>"Type" : "AWS::EC2::InternetGateway"</text:p>
      <text:p text:style-name="P1"><text:s text:c="4"/>},</text:p>
      <text:p text:style-name="P1"><text:s text:c="4"/>"VPCGatewayAttachment" : {</text:p>
      <text:p text:style-name="P1"><text:s text:c="7"/>"Type" : "AWS::EC2::VPCGatewayAttachment",</text:p>
      <text:p text:style-name="P1"><text:s text:c="7"/>"Properties" : {</text:p>
      <text:p text:style-name="P1"><text:s text:c="9"/>"VpcId" : { "Ref" : "VPC" },</text:p>
      <text:p text:style-name="P1"><text:s text:c="9"/>"InternetGatewayId" : { "Ref" : "InternetGateway" }</text:p>
      <text:p text:style-name="P1"><text:s text:c="7"/>}</text:p>
      <text:p text:style-name="P1"><text:s text:c="4"/>},</text:p>
      <text:p text:style-name="P1"><text:s text:c="4"/>"PublicRouteTable" : {</text:p>
      <text:p text:style-name="P1"><text:s text:c="6"/>"Type" : "AWS::EC2::RouteTable",</text:p>
      <text:p text:style-name="P1"><text:s text:c="6"/>"Properties" : {</text:p>
      <text:p text:style-name="P1"><text:s text:c="8"/>"VpcId" : { "Ref" : "VPC" }</text:p>
      <text:p text:style-name="P1"><text:s text:c="6"/>}</text:p>
      <text:p text:style-name="P1"><text:s text:c="4"/>},</text:p>
      <text:p text:style-name="P1"><text:s text:c="4"/>"PublicRoute" : {</text:p>
      <text:p text:style-name="P1"><text:s text:c="6"/>"Type" : "AWS::EC2::Route",</text:p>
      <text:p text:style-name="P1"><text:s text:c="6"/>"DependsOn" : "VPCGatewayAttachment",</text:p>
      <text:p text:style-name="P1"><text:s text:c="6"/>"Properties" : {</text:p>
      <text:p text:style-name="P1"><text:s text:c="8"/>"RouteTableId" : { "Ref" : "PublicRouteTable" },</text:p>
      <text:p text:style-name="P1"><text:s text:c="8"/>"DestinationCidrBlock" : "0.0.0.0/0",</text:p>
      <text:p text:style-name="P1"><text:soft-page-break/><text:s text:c="8"/>"GatewayId" : { "Ref" : "InternetGateway" }</text:p>
      <text:p text:style-name="P1"><text:s text:c="6"/>}</text:p>
      <text:p text:style-name="P1"><text:s text:c="4"/>},</text:p>
      <text:p text:style-name="P1"><text:s text:c="4"/>"PublicSubnetRouteTableAssociation" : {</text:p>
      <text:p text:style-name="P1"><text:s text:c="6"/>"Type" : "AWS::EC2::SubnetRouteTableAssociation",</text:p>
      <text:p text:style-name="P1"><text:s text:c="6"/>"Properties" : {</text:p>
      <text:p text:style-name="P1"><text:s text:c="8"/>"SubnetId" : { "Ref" : "PublicSubnet" },</text:p>
      <text:p text:style-name="P1"><text:s text:c="8"/>"RouteTableId" : { "Ref" : "PublicRouteTable" }</text:p>
      <text:p text:style-name="P1"><text:s text:c="6"/>}</text:p>
      <text:p text:style-name="P1"><text:s text:c="4"/>},</text:p>
      <text:p text:style-name="P1"><text:s text:c="4"/>"PublicSubnetNetworkAclAssociation" : {</text:p>
      <text:p text:style-name="P1"><text:s text:c="6"/>"Type" : "AWS::EC2::SubnetNetworkAclAssociation",</text:p>
      <text:p text:style-name="P1"><text:s text:c="6"/>"Properties" : {</text:p>
      <text:p text:style-name="P1"><text:s text:c="8"/>"SubnetId" : { "Ref" : "PublicSubnet" },</text:p>
      <text:p text:style-name="P1"><text:s text:c="8"/>"NetworkAclId" : { "Fn::GetAtt" : ["VPC", "DefaultNetworkAcl"] }</text:p>
      <text:p text:style-name="P1"><text:s text:c="6"/>}</text:p>
      <text:p text:style-name="P1"><text:s text:c="4"/>},</text:p>
      <text:p text:style-name="P1"><text:s text:c="4"/>"WebServerSecurityGroup" : {</text:p>
      <text:p text:style-name="P1"><text:s text:c="6"/>"Type" : "AWS::EC2::SecurityGroup",</text:p>
      <text:p text:style-name="P1"><text:s text:c="6"/>"Properties" : {</text:p>
      <text:p text:style-name="P1"><text:s text:c="8"/>"GroupDescription" : "Enable HTTP ingress",</text:p>
      <text:p text:style-name="P1"><text:s text:c="8"/>"VpcId" : { "Ref" : "VPC" },</text:p>
      <text:p text:style-name="P1"><text:s text:c="8"/>"SecurityGroupIngress" : [</text:p>
      <text:p text:style-name="P1"><text:s text:c="10"/>{"IpProtocol" : "tcp","FromPort" : "80","ToPort" : "80","CidrIp" : "0.0.0.0/0"},</text:p>
      <text:p text:style-name="P1"><text:s text:c="10"/>{"IpProtocol" : "tcp", "FromPort" : "22", "ToPort" : "22", "CidrIp" : "0.0.0.0/0"}]</text:p>
      <text:p text:style-name="P1"><text:s text:c="7"/>}</text:p>
      <text:p text:style-name="P1"><text:s text:c="4"/>},</text:p>
      <text:p text:style-name="P1"><text:s text:c="4"/>"WebServerInstance": {</text:p>
      <text:p text:style-name="P1"><text:s text:c="6"/>"Type": "AWS::EC2::Instance",</text:p>
      <text:p text:style-name="P1"><text:s text:c="6"/>"Properties": {</text:p>
      <text:p text:style-name="P1"><text:s text:c="8"/>"InstanceType": "t2.micro",</text:p>
      <text:p text:style-name="P1"><text:s text:c="8"/>"ImageId": "ami-085fd1bd447be68e8",</text:p>
      <text:p text:style-name="P1"><text:s text:c="8"/>"NetworkInterfaces" : [{</text:p>
      <text:p text:style-name="P1"><text:s text:c="10"/>"GroupSet" <text:s text:c="16"/>: [{"Ref": "WebServerSecurityGroup"}],</text:p>
      <text:p text:style-name="P1"><text:s text:c="10"/>"AssociatePublicIpAddress" : "true",</text:p>
      <text:p text:style-name="P1"><text:s text:c="10"/>"DeviceIndex" <text:s text:c="13"/>: "0",</text:p>
      <text:p text:style-name="P1"><text:s text:c="10"/>"DeleteOnTermination" <text:s text:c="5"/>: "true",</text:p>
      <text:p text:style-name="P1"><text:s text:c="10"/>"SubnetId" <text:s text:c="16"/>: {"Ref": "PublicSubnet"}</text:p>
      <text:p text:style-name="P1"><text:s text:c="8"/>}],</text:p>
      <text:p text:style-name="P1"><text:s text:c="8"/>"KeyName": {</text:p>
      <text:p text:style-name="P1"><text:s text:c="10"/>"Ref": "KeyPair"</text:p>
      <text:p text:style-name="P1"><text:s text:c="8"/>},</text:p>
      <text:p text:style-name="P1"><text:s text:c="8"/>"UserData": {</text:p>
      <text:p text:style-name="P1"><text:s text:c="10"/>"Fn::Base64": {</text:p>
      <text:p text:style-name="P1"><text:s text:c="12"/>"Fn::Join": [</text:p>
      <text:p text:style-name="P1"><text:s text:c="14"/>"\n",</text:p>
      <text:p text:style-name="P1"><text:s text:c="14"/>[</text:p>
      <text:p text:style-name="P1"><text:s text:c="16"/>"#!/bin/bash -xe",</text:p>
      <text:p text:style-name="P1"><text:s text:c="16"/>"sudo yum update -y",</text:p>
      <text:p text:style-name="P1"><text:s text:c="16"/>"sudo yum install httpd -y",</text:p>
      <text:p text:style-name="P1"><text:s text:c="16"/>"sudo /etc/init.d/httpd start",</text:p>
      <text:p text:style-name="P1"><text:s text:c="16"/>"echo \"&lt;html&gt;&lt;body&gt;&lt;h1&gt;Awesome !!!&lt;/h1&gt;\" &gt; /var/www/html/index.html",</text:p>
      <text:p text:style-name="P1"><text:soft-page-break/><text:s text:c="16"/>"echo \"&lt;/body&gt;&lt;/html&gt;\" &gt;&gt; /var/www/html/index.html"</text:p>
      <text:p text:style-name="P1"><text:s text:c="14"/>]</text:p>
      <text:p text:style-name="P1"><text:s text:c="12"/>]</text:p>
      <text:p text:style-name="P1"><text:s text:c="10"/>}</text:p>
      <text:p text:style-name="P1"><text:s text:c="8"/>}</text:p>
      <text:p text:style-name="P1"><text:s text:c="6"/>}</text:p>
      <text:p text:style-name="P1"><text:s text:c="4"/>}</text:p>
      <text:p text:style-name="P1"/>
      <text:p text:style-name="P1"><text:s text:c="2"/>},</text:p>
      <text:p text:style-name="P1"><text:s text:c="2"/>"Outputs" : {</text:p>
      <text:p text:style-name="P1"><text:s text:c="4"/>"URL" : {</text:p>
      <text:p text:style-name="P1"><text:s text:c="6"/>"Description" : "URL of the sample website",</text:p>
      <text:p text:style-name="P1"><text:s text:c="6"/>"Value" : <text:s/>{ "Fn::Join" : [ "", [ "http://", { "Fn::GetAtt" : [ "WebServerInstance", "PublicDnsName" ]}]]}</text:p>
      <text:p text:style-name="P1"><text:s text:c="4"/>}</text:p>
      <text:p text:style-name="P1"><text:s text:c="2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1:40:10.625895266</meta:creation-date>
    <dc:date>2018-11-01T15:02:54.126365765</dc:date>
    <meta:editing-duration>PT3H12M33S</meta:editing-duration>
    <meta:editing-cycles>1</meta:editing-cycles>
    <meta:document-statistic meta:table-count="0" meta:image-count="0" meta:object-count="0" meta:page-count="3" meta:paragraph-count="115" meta:word-count="394" meta:character-count="3647" meta:non-whitespace-character-count="2529"/>
    <meta:generator>LibreOffice/5.1.6.2$Linux_X86_64 LibreOffice_project/10m0$Build-2</meta:generator>
  </office:meta>
</office:document-meta>
</file>